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6cm" svg:height="2cm" svg:x="3cm" svg:y="4cm">
          <text:p text:style-name="P1">Mikrofonsignal</text:p>
        </draw:rect>
        <draw:rect draw:style-name="gr1" draw:text-style-name="P1" draw:layer="layout" svg:width="6cm" svg:height="2cm" svg:x="3cm" svg:y="7.5cm">
          <text:p text:style-name="P1">Stereo Liniesignal</text:p>
        </draw:rect>
        <draw:rect draw:style-name="gr1" draw:text-style-name="P1" draw:id="id2" draw:layer="layout" svg:width="6.5cm" svg:height="1.5cm" svg:x="19.5cm" svg:y="6cm">
          <text:p text:style-name="P1">Mono Liniesignal</text:p>
        </draw:rect>
        <draw:rect draw:style-name="gr1" draw:text-style-name="P1" draw:id="id1" draw:layer="layout" svg:width="6cm" svg:height="2.5cm" svg:x="11.5cm" svg:y="5.5cm">
          <text:p text:style-name="P1">Indgangsvælger</text:p>
        </draw:rect>
        <draw:connector draw:style-name="gr2" draw:text-style-name="P1" draw:layer="layout" svg:x1="17.5cm" svg:y1="6.75cm" svg:x2="19.5cm" svg:y2="6.75cm" draw:start-shape="id1" draw:start-glue-point="1" draw:end-shape="id2" draw:end-glue-point="3" svg:d="m17500 6750h2000">
          <text:p/>
        </draw:connector>
        <draw:polyline draw:style-name="gr3" draw:text-style-name="P1" draw:layer="layout" svg:width="2.499cm" svg:height="0.999cm" svg:x="9cm" svg:y="5cm" svg:viewBox="0 0 2500 1000" draw:points="0,0 1500,0 1500,1000 2500,1000">
          <text:p/>
        </draw:polyline>
        <draw:polyline draw:style-name="gr3" draw:text-style-name="P1" draw:layer="layout" svg:width="2.499cm" svg:height="0.999cm" svg:x="9cm" svg:y="7cm" svg:viewBox="0 0 2500 1000" draw:points="0,1000 1500,1000 1500,0 2500,0">
          <text:p/>
        </draw:polyline>
        <draw:polyline draw:style-name="gr3" draw:text-style-name="P1" draw:layer="layout" svg:width="2.499cm" svg:height="1.499cm" svg:x="9cm" svg:y="7.5cm" svg:viewBox="0 0 2500 1500" draw:points="0,1500 2000,1500 2000,0 2500,0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a" fo:country="DK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acob Hansen</meta:initial-creator>
    <meta:creation-date>2010-11-07T18:09:52</meta:creation-date>
    <dc:date>2010-11-10T11:27:17</dc:date>
    <dc:creator>Jacob Hansen</dc:creator>
    <meta:editing-duration>PT00H23M47S</meta:editing-duration>
    <meta:editing-cycles>2</meta:editing-cycles>
    <meta:generator>OpenOffice.org/3.2$Unix OpenOffice.org_project/320m18$Build-9502</meta:generator>
    <meta:document-statistic meta:object-count="8"/>
  </office:meta>
</office:document-meta>
</file>